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list-style-name="LFO1" style:family="paragraph"/>
    <style:style style:name="T3" style:parent-style-name="Policepardéfaut" style:family="text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Policepardéfau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Policepardéfau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Policepardéfau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Policepardéfau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Policepardéfau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Explication du code :</text:p>
      <text:list text:style-name="LFO1" text:continue-numbering="true">
        <text:list-item>
          <text:p text:style-name="P2"><text:span text:style-name="T3">En-tête</text:span><text:s/>: Contient un logo, un menu de navigation pour la page d'accueil, et des liens pour le panier et la connexion.</text:p>
        </text:list-item>
        <text:list-item>
          <text:p text:style-name="P4"><text:span text:style-name="T5">Section Introduction</text:span><text:s/>: Un titre et un texte de présentation pour encourager les utilisateurs à explorer la boutique.</text:p>
        </text:list-item>
        <text:list-item>
          <text:p text:style-name="P6"><text:span text:style-name="T7">Section Filtres</text:span><text:s/>: Des boutons pour filtrer les produits par catégorie et un curseur pour filtrer par prix.</text:p>
        </text:list-item>
        <text:list-item>
          <text:p text:style-name="P8"><text:span text:style-name="T9">Liste des Produits</text:span><text:s/>: Des cartes pour chaque produit, avec une image, un titre, un prix et un bouton pour ajouter au panier.</text:p>
        </text:list-item>
        <text:list-item>
          <text:p text:style-name="P10"><text:span text:style-name="T11">Pagination</text:span><text:s/>: Des liens pour naviguer entre les pages de produits.</text:p>
        </text:list-item>
        <text:list-item>
          <text:p text:style-name="P12"><text:span text:style-name="T13">Pied de Page</text:span><text:s/>: Des liens vers les pages importantes comme "À propos", "Mentions légales", et des icônes de réseaux sociaux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aki chergui</meta:initial-creator>
    <dc:creator>Zaki chergui</dc:creator>
    <meta:creation-date>2025-03-05T14:59:00Z</meta:creation-date>
    <dc:date>2025-03-05T15:00:00Z</dc:date>
    <meta:template xlink:href="Normal" xlink:type="simple"/>
    <meta:editing-cycles>1</meta:editing-cycles>
    <meta:editing-duration>PT60S</meta:editing-duration>
    <meta:document-statistic meta:page-count="1" meta:paragraph-count="1" meta:word-count="104" meta:character-count="679" meta:row-count="4" meta:non-whitespace-character-count="576"/>
  </office:meta>
</office:document-meta>
</file>